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3.7257in"/>
    </style:style>
    <style:style style:name="Table1.B" style:family="table-column">
      <style:table-column-properties style:column-width="3.1993in"/>
    </style:style>
    <style:style style:name="Table1.A1" style:family="table-cell">
      <style:table-cell-properties style:vertical-align="middle" fo:padding="0.0194in" fo:border="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8" style:family="table-row">
      <style:table-row-properties style:min-row-height="0.384in"/>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5">
      <style:paragraph-properties fo:margin-top="0in" fo:margin-bottom="0in" style:contextual-spacing="false"/>
    </style:style>
    <style:style style:name="P9" style:family="paragraph" style:parent-style-name="Text_20_body" style:list-style-name="L6"/>
    <style:style style:name="P10" style:family="paragraph" style:parent-style-name="Text_20_body" style:list-style-name="L6">
      <style:paragraph-properties fo:margin-top="0in" fo:margin-bottom="0in" style:contextual-spacing="false"/>
    </style:style>
    <style:style style:name="P11" style:family="paragraph" style:parent-style-name="Text_20_body" style:list-style-name="L7"/>
    <style:style style:name="P12" style:family="paragraph" style:parent-style-name="Text_20_body" style:list-style-name="L7">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ssignment 2</text:h>
      <text:p text:style-name="Text_20_body">Differentiate between OSI and TCP/IP model.</text:p>
      <table:table table:name="Table2" table:style-name="Table2">
        <table:table-column table:style-name="Table2.A" table:number-columns-repeated="2"/>
        <table:table-row>
          <table:table-cell table:style-name="Table2.A1" office:value-type="string">
            <text:p text:style-name="Table_20_Contents">OSI(Open System Interconnection) </text:p>
          </table:table-cell>
          <table:table-cell table:style-name="Table2.B1" office:value-type="string">
            <text:p text:style-name="Table_20_Contents">TCP/IP(Transmission Control Protocol / Internet Protocol) </text:p>
          </table:table-cell>
        </table:table-row>
        <table:table-row>
          <table:table-cell table:style-name="Table2.A2" office:value-type="string">
            <text:p text:style-name="Table_20_Contents">OSI is a generic, protocol independent standard, acting as a communication gateway between the network and end user. </text:p>
          </table:table-cell>
          <table:table-cell table:style-name="Table2.B2" office:value-type="string">
            <text:p text:style-name="Table_20_Contents">TCP/IP model is based on standard protocols around which the internet has developed. It is a communication protocol, which allows connection of hosts over a connection. </text:p>
          </table:table-cell>
        </table:table-row>
        <table:table-row>
          <table:table-cell table:style-name="Table2.A2" office:value-type="string">
            <text:p text:style-name="Table_20_Contents">In OSI model the transport layer guarantees the delivery of packets. </text:p>
          </table:table-cell>
          <table:table-cell table:style-name="Table2.B2" office:value-type="string">
            <text:p text:style-name="Table_20_Contents">In TCP/IP model the transport layer does not guarantees delivery of packets. Still the TCP/IP model is more reliable. </text:p>
          </table:table-cell>
        </table:table-row>
        <table:table-row>
          <table:table-cell table:style-name="Table2.A2" office:value-type="string">
            <text:p text:style-name="Table_20_Contents">Follows vertical approach. </text:p>
          </table:table-cell>
          <table:table-cell table:style-name="Table2.B2" office:value-type="string">
            <text:p text:style-name="Table_20_Contents">Follows horizontal approach. </text:p>
          </table:table-cell>
        </table:table-row>
        <table:table-row>
          <table:table-cell table:style-name="Table2.A2" office:value-type="string">
            <text:p text:style-name="Table_20_Contents">OSI model has a separate presentation layer and session layer. </text:p>
          </table:table-cell>
          <table:table-cell table:style-name="Table2.B2" office:value-type="string">
            <text:p text:style-name="Table_20_Contents">TCP/IP does not have a separate presentation layer or session layer. </text:p>
          </table:table-cell>
        </table:table-row>
        <table:table-row>
          <table:table-cell table:style-name="Table2.A2" office:value-type="string">
            <text:p text:style-name="Table_20_Contents">OSI is a reference model around which the networks are built. Generally it is used as a guidance tool. </text:p>
          </table:table-cell>
          <table:table-cell table:style-name="Table2.B2" office:value-type="string">
            <text:p text:style-name="Table_20_Contents">TCP/IP model is, in a way implementation of the OSI model. </text:p>
          </table:table-cell>
        </table:table-row>
        <table:table-row>
          <table:table-cell table:style-name="Table2.A2" office:value-type="string">
            <text:p text:style-name="Table_20_Contents">Network layer of OSI model provides both connections oriented and connectionless service. </text:p>
          </table:table-cell>
          <table:table-cell table:style-name="Table2.B2" office:value-type="string">
            <text:p text:style-name="Table_20_Contents">The network layer in TCP/IP model provides connectionless service. </text:p>
          </table:table-cell>
        </table:table-row>
        <table:table-row table:style-name="Table2.8">
          <table:table-cell table:style-name="Table2.A2" office:value-type="string">
            <text:p text:style-name="Table_20_Contents">OSI model has a problem of fitting the protocols into the model. </text:p>
          </table:table-cell>
          <table:table-cell table:style-name="Table2.B2" office:value-type="string">
            <text:p text:style-name="Table_20_Contents">TCP/IP model does not fit any protocol. </text:p>
          </table:table-cell>
        </table:table-row>
      </table:table>
      <table:table table:name="Table3" table:style-name="Table3">
        <table:table-column table:style-name="Table3.A" table:number-columns-repeated="2"/>
        <table:table-row>
          <table:table-cell table:style-name="Table3.A1" office:value-type="string">
            <text:p text:style-name="Table_20_Contents">Protocols are hidden in OSI model and are easily replaced as the technology changes. </text:p>
          </table:table-cell>
          <table:table-cell table:style-name="Table3.B1" office:value-type="string">
            <text:p text:style-name="Table_20_Contents">In TCP/IP replacing protocol is not easy. </text:p>
          </table:table-cell>
        </table:table-row>
        <table:table-row>
          <table:table-cell table:style-name="Table3.A2" office:value-type="string">
            <text:p text:style-name="Table_20_Contents">OSI model defines services, interfaces and protocols very clearly and makes clear distinction between them. It is protocol independent. </text:p>
          </table:table-cell>
          <table:table-cell table:style-name="Table3.B2" office:value-type="string">
            <text:p text:style-name="Table_20_Contents">In TCP/IP, services, interfaces and protocols are not clearly separated. It is also protocol dependent. </text:p>
          </table:table-cell>
        </table:table-row>
        <table:table-row>
          <table:table-cell table:style-name="Table3.A2" office:value-type="string">
            <text:p text:style-name="Table_20_Contents">It has 7 layers. </text:p>
          </table:table-cell>
          <table:table-cell table:style-name="Table3.B2" office:value-type="string">
            <text:p text:style-name="Table_20_Contents">It has 5 layers. </text:p>
          </table:table-cell>
        </table:table-row>
      </table:table>
      <text:p text:style-name="Text_20_body"/>
      <text:p text:style-name="Text_20_body">Differentiate between peer to peer vs client/server network.</text:p>
      <table:table table:name="Table1" table:style-name="Table1">
        <table:table-column table:style-name="Table1.A"/>
        <table:table-column table:style-name="Table1.B"/>
        <table:table-header-rows>
          <table:table-row>
            <table:table-cell table:style-name="Table1.A1" office:value-type="string">
              <text:p text:style-name="Table_20_Heading">Peer to peer Network</text:p>
            </table:table-cell>
            <table:table-cell table:style-name="Table1.A1" office:value-type="string">
              <text:p text:style-name="Table_20_Heading">Client/server Network</text:p>
            </table:table-cell>
          </table:table-row>
        </table:table-header-rows>
        <table:table-row>
          <table:table-cell table:style-name="Table1.A1" office:value-type="string">
            <text:p text:style-name="Table_20_Contents">Clients and server are not distinguished; each node act as client and server.</text:p>
          </table:table-cell>
          <table:table-cell table:style-name="Table1.A1" office:value-type="string">
            <text:p text:style-name="Table_20_Contents">There is a specific server and specific clients connected to the server.</text:p>
          </table:table-cell>
        </table:table-row>
        <table:table-row>
          <table:table-cell table:style-name="Table1.A1" office:value-type="string">
            <text:p text:style-name="Table_20_Contents">Each node can request for services and can also provide the services.</text:p>
          </table:table-cell>
          <table:table-cell table:style-name="Table1.A1" office:value-type="string">
            <text:p text:style-name="Table_20_Contents">The client request for service and server respond with the service.</text:p>
          </table:table-cell>
        </table:table-row>
        <table:table-row>
          <table:table-cell table:style-name="Table1.A1" office:value-type="string">
            <text:p text:style-name="Table_20_Contents">Connectivity</text:p>
          </table:table-cell>
          <table:table-cell table:style-name="Table1.A1" office:value-type="string">
            <text:p text:style-name="Table_20_Contents">Sharing the information</text:p>
          </table:table-cell>
        </table:table-row>
        <table:table-row>
          <table:table-cell table:style-name="Table1.A1" office:value-type="string">
            <text:p text:style-name="Table_20_Contents">Each peer has its own data.</text:p>
          </table:table-cell>
          <table:table-cell table:style-name="Table1.A1" office:value-type="string">
            <text:p text:style-name="Table_20_Contents">The data is stored in a centralized server.</text:p>
          </table:table-cell>
        </table:table-row>
        <table:table-row>
          <table:table-cell table:style-name="Table1.A1" office:value-type="string">
            <text:p text:style-name="Table_20_Contents">As the services are provided by several servers distributed in the peer to peer system, a server in not <text:soft-page-break/>bottlenecked.</text:p>
          </table:table-cell>
          <table:table-cell table:style-name="Table1.A1" office:value-type="string">
            <text:p text:style-name="Table_20_Contents">When several clients request for the services simultaneously, a server can get bottlenecked.</text:p>
          </table:table-cell>
        </table:table-row>
        <table:table-row>
          <table:table-cell table:style-name="Table1.A1" office:value-type="string">
            <text:p text:style-name="Table_20_Contents">Peer to Peer are less expensive to implement.</text:p>
          </table:table-cell>
          <table:table-cell table:style-name="Table1.A1" office:value-type="string">
            <text:p text:style-name="Table_20_Contents">The client-server are expensive to implement.</text:p>
          </table:table-cell>
        </table:table-row>
        <table:table-row>
          <table:table-cell table:style-name="Table1.A1" office:value-type="string">
            <text:p text:style-name="Table_20_Contents">Peer to Peer suffers if the number of peers increases in the system.</text:p>
          </table:table-cell>
          <table:table-cell table:style-name="Table1.A1" office:value-type="string">
            <text:p text:style-name="Table_20_Contents">Client-server is more stable and scalable.</text:p>
          </table:table-cell>
        </table:table-row>
      </table:table>
      <text:p text:style-name="Text_20_body">What are the 7 layers of OSI model with the function of each layer?</text:p>
      <text:p text:style-name="Text_20_body">The 7 layers of OSI model are :-</text:p>
      <text:list text:style-name="L1">
        <text:list-item>
          <text:p text:style-name="P2">Physical layer </text:p>
        </text:list-item>
        <text:list-item>
          <text:p text:style-name="P2">Data link layer </text:p>
        </text:list-item>
        <text:list-item>
          <text:p text:style-name="P2">Network layer </text:p>
        </text:list-item>
        <text:list-item>
          <text:p text:style-name="P2">Transport layer </text:p>
        </text:list-item>
        <text:list-item>
          <text:p text:style-name="P2">Session layer </text:p>
        </text:list-item>
        <text:list-item>
          <text:p text:style-name="P2">presentation layer </text:p>
        </text:list-item>
        <text:list-item>
          <text:p text:style-name="P1">Application layer </text:p>
        </text:list-item>
      </text:list>
      <text:list text:style-name="L2">
        <text:list-item>
          <text:p text:style-name="P3"><text:span text:style-name="Strong_20_Emphasis">Physical layer :</text:span> </text:p>
        </text:list-item>
      </text:list>
      <text:list text:style-name="L3">
        <text:list-item>
          <text:p text:style-name="P5"><text:span text:style-name="Strong_20_Emphasis">Function</text:span>: This layer deals with the physical connection between devices and the transmission and reception of raw bitstreams over a physical medium. It involves the hardware elements like cables, switches, and network interface cards. </text:p>
        </text:list-item>
        <text:list-item>
          <text:p text:style-name="P4"><text:span text:style-name="Strong_20_Emphasis">Key Concepts</text:span>: Bit rate control, modulation, physical topology, and transmission mode (simplex, half-duplex, full-duplex). </text:p>
        </text:list-item>
      </text:list>
      <text:list text:style-name="L4">
        <text:list-item>
          <text:p text:style-name="P6"><text:span text:style-name="Strong_20_Emphasis">Data Link Layer</text:span>: </text:p>
        </text:list-item>
      </text:list>
      <text:list text:style-name="L5">
        <text:list-item>
          <text:p text:style-name="P8"><text:span text:style-name="Strong_20_Emphasis">Function</text:span>: The data link layer is responsible for node-to-node data transfer and error detection and correction. It ensures that data transferred between two adjacent nodes is error-free. </text:p>
        </text:list-item>
        <text:list-item>
          <text:p text:style-name="P7"><text:span text:style-name="Strong_20_Emphasis">Key Concepts</text:span>: Frame creation, MAC addresses, error checking (CRC), flow control, and access control (MAC protocols like Ethernet). </text:p>
        </text:list-item>
      </text:list>
      <text:list text:style-name="L6">
        <text:list-item>
          <text:p text:style-name="P10"><text:span text:style-name="Strong_20_Emphasis">Network Layer</text:span>: </text:p>
          <text:list>
            <text:list-item>
              <text:p text:style-name="P10"><text:span text:style-name="Strong_20_Emphasis">Function</text:span>: This layer handles the routing of data packets from the source to the destination across multiple nodes and networks. It manages logical addressing and path determination. </text:p>
            </text:list-item>
            <text:list-item>
              <text:p text:style-name="P10"><text:span text:style-name="Strong_20_Emphasis">Key Concepts</text:span>: IP addressing, routing, packet forwarding, and subnetting. </text:p>
            </text:list-item>
          </text:list>
        </text:list-item>
        <text:list-item>
          <text:p text:style-name="P10"><text:span text:style-name="Strong_20_Emphasis">Transport Layer</text:span>: </text:p>
          <text:list>
            <text:list-item>
              <text:p text:style-name="P10"><text:span text:style-name="Strong_20_Emphasis">Function</text:span>: The transport layer provides reliable data transfer services to the upper layers. It ensures complete data transfer through error recovery and flow control mechanisms. </text:p>
            </text:list-item>
            <text:list-item>
              <text:p text:style-name="P10"><text:span text:style-name="Strong_20_Emphasis">Key Concepts</text:span>: Segmentation and reassembly, flow control, error correction, and protocols like TCP (Transmission Control Protocol) and UDP (User Datagram Protocol). </text:p>
            </text:list-item>
          </text:list>
        </text:list-item>
        <text:list-item>
          <text:p text:style-name="P10"><text:span text:style-name="Strong_20_Emphasis">Session Layer</text:span>: </text:p>
          <text:list>
            <text:list-item>
              <text:p text:style-name="P10"><text:span text:style-name="Strong_20_Emphasis">Function</text:span>: This layer establishes, manages, and terminates connections (sessions) between applications. It controls the dialogues between computers. </text:p>
            </text:list-item>
            <text:list-item>
              <text:p text:style-name="P10"><text:span text:style-name="Strong_20_Emphasis">Key Concepts</text:span>: Session establishment, maintenance, termination, and synchronization. </text:p>
            </text:list-item>
          </text:list>
        </text:list-item>
        <text:list-item>
          <text:p text:style-name="P10"><text:soft-page-break/><text:span text:style-name="Strong_20_Emphasis">Presentation Layer</text:span>: </text:p>
          <text:list>
            <text:list-item>
              <text:p text:style-name="P10"><text:span text:style-name="Strong_20_Emphasis">Function</text:span>: The presentation layer translates data between the application layer and the network. It ensures that data is in a usable format and is properly encrypted and compressed. </text:p>
            </text:list-item>
            <text:list-item>
              <text:p text:style-name="P10"><text:span text:style-name="Strong_20_Emphasis">Key Concepts</text:span>: Data translation, encryption/decryption, data compression, and character code translation. </text:p>
            </text:list-item>
          </text:list>
        </text:list-item>
        <text:list-item>
          <text:p text:style-name="P10"><text:span text:style-name="Strong_20_Emphasis">Application Layer</text:span>: </text:p>
          <text:list>
            <text:list-item>
              <text:p text:style-name="P10"><text:span text:style-name="Strong_20_Emphasis">Function</text:span>: The application layer provides network services directly to end-users and applications. It facilitates communication with the network by offering various protocols and interfaces. </text:p>
            </text:list-item>
            <text:list-item>
              <text:p text:style-name="P9"><text:span text:style-name="Strong_20_Emphasis">Key Concepts</text:span>: Application services like email, file transfer, and network management, as well as protocols such as HTTP, FTP, SMTP, and DNS. </text:p>
            </text:list-item>
          </text:list>
        </text:list-item>
      </text:list>
      <text:p text:style-name="Text_20_body"><text:span text:style-name="Strong_20_Emphasis">Principles behind OSI Model.</text:span></text:p>
      <text:list text:style-name="L7">
        <text:list-item>
          <text:p text:style-name="P12"><text:span text:style-name="Strong_20_Emphasis">Layered Architecture</text:span>: </text:p>
          <text:list>
            <text:list-item>
              <text:p text:style-name="P12">The OSI model is structured into seven distinct layers, each with specific functions. This separation allows for modularity and easier troubleshooting, as each layer handles a specific aspect of network communication. </text:p>
            </text:list-item>
          </text:list>
        </text:list-item>
        <text:list-item>
          <text:p text:style-name="P12"><text:span text:style-name="Strong_20_Emphasis">Independence</text:span>: </text:p>
          <text:list>
            <text:list-item>
              <text:p text:style-name="P12">Each layer operates independently, allowing changes or updates to be made to one layer without affecting the others. This separation enhances flexibility and scalability in network design and implementation. </text:p>
            </text:list-item>
          </text:list>
        </text:list-item>
        <text:list-item>
          <text:p text:style-name="P12"><text:span text:style-name="Strong_20_Emphasis">Standardization</text:span>: </text:p>
          <text:list>
            <text:list-item>
              <text:p text:style-name="P12">The OSI model promotes the use of standardized protocols and interfaces, ensuring interoperability between different vendors and technologies. This standardization facilitates global communication and integration. </text:p>
            </text:list-item>
          </text:list>
        </text:list-item>
        <text:list-item>
          <text:p text:style-name="P12"><text:span text:style-name="Strong_20_Emphasis">Encapsulation</text:span>: </text:p>
          <text:list>
            <text:list-item>
              <text:p text:style-name="P12">Data is encapsulated as it moves down the layers. Each layer adds its own header (and sometimes trailer) information to the data from the layer above. This encapsulation ensures that each layer can process and handle its own specific data independently. </text:p>
            </text:list-item>
          </text:list>
        </text:list-item>
        <text:list-item>
          <text:p text:style-name="P12"><text:span text:style-name="Strong_20_Emphasis">Decoupling of Functions</text:span>: </text:p>
          <text:list>
            <text:list-item>
              <text:p text:style-name="P12">The OSI model decouples functions by dividing network operations into discrete layers, each responsible for a specific set of tasks. This decoupling simplifies the network design and enables better management of complex network functions. </text:p>
            </text:list-item>
          </text:list>
        </text:list-item>
        <text:list-item>
          <text:p text:style-name="P12"><text:span text:style-name="Strong_20_Emphasis">Interoperability</text:span>: </text:p>
          <text:list>
            <text:list-item>
              <text:p text:style-name="P12">By adhering to the OSI model, different systems and technologies can communicate and work together seamlessly. This interoperability is crucial for ensuring that diverse network devices can exchange information efficiently. </text:p>
            </text:list-item>
          </text:list>
        </text:list-item>
        <text:list-item>
          <text:p text:style-name="P12"><text:span text:style-name="Strong_20_Emphasis">Peer-to-Peer Communication</text:span>: </text:p>
          <text:list>
            <text:list-item>
              <text:p text:style-name="P12">Each layer on one device communicates with its corresponding layer on another device, following a peer-to-peer communication model. This approach ensures that protocols and data formats are consistently applied across the network. </text:p>
            </text:list-item>
          </text:list>
        </text:list-item>
        <text:list-item>
          <text:p text:style-name="P12"><text:span text:style-name="Strong_20_Emphasis">Flexibility</text:span>: </text:p>
          <text:list>
            <text:list-item>
              <text:p text:style-name="P12"><text:soft-page-break/>The layered approach allows for the integration of new technologies and protocols without disrupting existing systems. This flexibility supports innovation and the evolution of network technologies. </text:p>
            </text:list-item>
          </text:list>
        </text:list-item>
        <text:list-item>
          <text:p text:style-name="P12"><text:span text:style-name="Strong_20_Emphasis">Abstract Layer Functions</text:span>: </text:p>
          <text:list>
            <text:list-item>
              <text:p text:style-name="P12">Each layer provides a specific set of services to the layer above and relies on the services of the layer below. This abstraction hides the complexity of the underlying layers, making the overall system easier to understand and manage. </text:p>
            </text:list-item>
          </text:list>
        </text:list-item>
        <text:list-item>
          <text:p text:style-name="P12"><text:span text:style-name="Strong_20_Emphasis">Error Handling and Recovery</text:span>: </text:p>
          <text:list>
            <text:list-item>
              <text:p text:style-name="P11">The OSI model incorporates mechanisms for error detection and correction, ensuring reliable data transmission. Each layer has its own error handling protocols to maintain data integrity. </text:p>
            </text:list-item>
          </text:list>
        </text:list-item>
      </text:list>
      <text:p text:style-name="Text_20_body">With the help of these principles, the OSI model provides a robust and flexible framework for designing, implementing, and managing network communication system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31T17:07:47.914000000</meta:creation-date>
    <dc:date>2024-07-31T17:15:00.329000000</dc:date>
    <meta:editing-duration>PT7M13S</meta:editing-duration>
    <meta:editing-cycles>1</meta:editing-cycles>
    <meta:document-statistic meta:table-count="3" meta:image-count="0" meta:object-count="0" meta:page-count="4" meta:paragraph-count="93" meta:word-count="1142" meta:character-count="7646" meta:non-whitespace-character-count="6575"/>
    <meta:generator>LibreOffice/24.2.5.2$Windows_X86_64 LibreOffice_project/bffef4ea93e59bebbeaf7f431bb02b1a39ee8a59</meta:generator>
  </office:meta>
</office:document-meta>
</file>